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Koit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47">
            <text:p>47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9844.66117845472">
            <text:p>￥9.845</text:p>
          </table:table-cell>
          <table:table-cell table:style-name="ce6" table:formula="of:=[.F2]-[.B3]/[.B4]" office:value-type="currency" office:currency="JPY" office:value="9844.66117845472">
            <text:p>￥9.845</text:p>
          </table:table-cell>
          <table:table-cell table:style-name="ce15" table:formula="of:=[.G2]*0.0077" office:value-type="currency" office:currency="EUR" office:value="75.8038910741013">
            <text:p>75,80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7035.2746036525">
            <text:p>￥7.035</text:p>
          </table:table-cell>
          <table:table-cell table:formula="of:=[.F3]-[.B3]/[.B4]" office:value-type="currency" office:currency="JPY" office:value="7035.2746036525">
            <text:p>￥7.035</text:p>
          </table:table-cell>
          <table:table-cell table:style-name="ce16" table:formula="of:=[.G3]*0.0077" office:value-type="currency" office:currency="EUR" office:value="54.1716144481242">
            <text:p>54,17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4.8026877813596">
            <text:p>54,80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16">
            <text:p>0,1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4635.67590757457">
            <text:p>￥4.636</text:p>
          </table:table-cell>
          <table:table-cell table:style-name="ce14" table:formula="of:=[.F4]-[.B3]/[.B4]" office:value-type="currency" office:currency="JPY" office:value="4635.67590757457">
            <text:p>￥4.636</text:p>
          </table:table-cell>
          <table:table-cell table:style-name="ce17" table:formula="of:=[.G4]*0.0077" office:value-type="currency" office:currency="EUR" office:value="35.6947044883242">
            <text:p>35,6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293">
            <text:p>￥29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146.5">
            <text:p>￥147</text:p>
          </table:table-cell>
          <table:table-cell table:style-name="ce7"/>
          <table:table-cell table:formula="of:=[.B8]/(1+[.D2])^(1/4)" office:value-type="currency" office:currency="JPY" office:value="144.042841585482">
            <text:p>￥144</text:p>
          </table:table-cell>
          <table:table-cell table:formula="of:=[.B5]/2" office:value-type="currency" office:currency="JPY" office:value="146.5">
            <text:p>￥147</text:p>
          </table:table-cell>
          <table:table-cell table:style-name="ce8"/>
          <table:table-cell table:formula="of:=[.E8]/(1+[.D3])^(1/4)" office:value-type="currency" office:currency="JPY" office:value="143.542395660547">
            <text:p>￥144</text:p>
          </table:table-cell>
          <table:table-cell table:formula="of:=[.B5]/2" office:value-type="currency" office:currency="JPY" office:value="146.5">
            <text:p>￥147</text:p>
          </table:table-cell>
          <table:table-cell table:style-name="ce9"/>
          <table:table-cell table:formula="of:=[.H8]/(1+[.D4])^(1/4)" office:value-type="currency" office:currency="JPY" office:value="143.050524137579">
            <text:p>￥143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439.5">
            <text:p>￥440</text:p>
          </table:table-cell>
          <table:table-cell office:value-type="percentage" office:value="0.5">
            <text:p>50,00%</text:p>
          </table:table-cell>
          <table:table-cell table:formula="of:=[.B9]/(1+[.$D$2])^[.A9]" office:value-type="currency" office:currency="JPY" office:value="410.747663551402">
            <text:p>￥411</text:p>
          </table:table-cell>
          <table:table-cell table:formula="of:=[.B5]*(1+[.F9])" office:value-type="currency" office:currency="JPY" office:value="380.9">
            <text:p>￥381</text:p>
          </table:table-cell>
          <table:table-cell office:value-type="percentage" office:value="0.3">
            <text:p>30,00%</text:p>
          </table:table-cell>
          <table:table-cell table:formula="of:=[.E9]/(1+[.$D$3])^[.A9]" office:value-type="currency" office:currency="JPY" office:value="351.059907834101">
            <text:p>￥351</text:p>
          </table:table-cell>
          <table:table-cell table:formula="of:=[.B5]*(1+[.I9])" office:value-type="currency" office:currency="JPY" office:value="336.95">
            <text:p>￥337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JPY" office:value="306.318181818182">
            <text:p>￥306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492.24">
            <text:p>￥492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JPY" office:value="429.941479605206">
            <text:p>￥430</text:p>
          </table:table-cell>
          <table:table-cell table:formula="of:=[.E9]*(1+[.F10])" office:value-type="currency" office:currency="JPY" office:value="426.608">
            <text:p>￥427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JPY" office:value="362.38442099004">
            <text:p>￥362</text:p>
          </table:table-cell>
          <table:table-cell table:formula="of:=[.H9]*(1+[.I10])" office:value-type="currency" office:currency="JPY" office:value="350.428">
            <text:p>￥350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JPY" office:value="289.609917355372">
            <text:p>￥290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531.6192">
            <text:p>￥532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JPY" office:value="433.959624274413">
            <text:p>￥434</text:p>
          </table:table-cell>
          <table:table-cell table:formula="of:=[.E10]*(1+[.F11])" office:value-type="currency" office:currency="JPY" office:value="460.73664">
            <text:p>￥461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JPY" office:value="360.714446699764">
            <text:p>￥361</text:p>
          </table:table-cell>
          <table:table-cell table:formula="of:=[.H10]*(1+[.I11])" office:value-type="currency" office:currency="JPY" office:value="364.44512">
            <text:p>￥364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JPY" office:value="273.813012772352">
            <text:p>￥27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563.516352">
            <text:p>￥56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JPY" office:value="429.903926851288">
            <text:p>￥430</text:p>
          </table:table-cell>
          <table:table-cell table:formula="of:=[.E11]*(1+[.F12])" office:value-type="currency" office:currency="JPY" office:value="492.9882048">
            <text:p>￥493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JPY" office:value="355.727611031103">
            <text:p>￥356</text:p>
          </table:table-cell>
          <table:table-cell table:formula="of:=[.H11]*(1+[.I12])" office:value-type="currency" office:currency="JPY" office:value="375.3784736">
            <text:p>￥375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JPY" office:value="256.388548323202">
            <text:p>￥256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597.32733312">
            <text:p>￥597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JPY" office:value="425.886133142397">
            <text:p>￥426</text:p>
          </table:table-cell>
          <table:table-cell table:formula="of:=[.E12]*(1+[.F13])" office:value-type="currency" office:currency="JPY" office:value="522.567497088">
            <text:p>￥523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JPY" office:value="347.531122297668">
            <text:p>￥348</text:p>
          </table:table-cell>
          <table:table-cell table:formula="of:=[.H12]*(1+[.I13])" office:value-type="currency" office:currency="JPY" office:value="382.886043072">
            <text:p>￥383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JPY" office:value="237.742108445151">
            <text:p>￥238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633.1669731072">
            <text:p>￥633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JPY" office:value="421.905888907422">
            <text:p>￥422</text:p>
          </table:table-cell>
          <table:table-cell table:formula="of:=[.E13]*(1+[.F14])" office:value-type="currency" office:currency="JPY" office:value="548.6958719424">
            <text:p>￥549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JPY" office:value="336.320440933227">
            <text:p>￥336</text:p>
          </table:table-cell>
          <table:table-cell table:formula="of:=[.H13]*(1+[.I14])" office:value-type="currency" office:currency="JPY" office:value="390.54376393344">
            <text:p>￥391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JPY" office:value="220.451773285504">
            <text:p>￥220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671.156991493632">
            <text:p>￥671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JPY" office:value="417.962843216698">
            <text:p>￥418</text:p>
          </table:table-cell>
          <table:table-cell table:formula="of:=[.E14]*(1+[.F15])" office:value-type="currency" office:currency="JPY" office:value="570.643706820096">
            <text:p>￥571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JPY" office:value="322.371666885305">
            <text:p>￥322</text:p>
          </table:table-cell>
          <table:table-cell table:formula="of:=[.H14]*(1+[.I15])" office:value-type="currency" office:currency="JPY" office:value="398.354639212109">
            <text:p>￥39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JPY" office:value="204.418917046558">
            <text:p>￥20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711.42641098325">
            <text:p>￥711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JPY" office:value="414.05664842028">
            <text:p>￥414</text:p>
          </table:table-cell>
          <table:table-cell table:formula="of:=[.E15]*(1+[.F16])" office:value-type="currency" office:currency="JPY" office:value="582.056580956498">
            <text:p>￥582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JPY" office:value="303.059078546554">
            <text:p>￥303</text:p>
          </table:table-cell>
          <table:table-cell table:formula="of:=[.H15]*(1+[.I16])" office:value-type="currency" office:currency="JPY" office:value="406.321731996351">
            <text:p>￥40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JPY" office:value="189.552086715899">
            <text:p>￥190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754.111995642245">
            <text:p>￥754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JPY" office:value="410.186960117287">
            <text:p>￥410</text:p>
          </table:table-cell>
          <table:table-cell table:formula="of:=[.E16]*(1+[.F17])" office:value-type="currency" office:currency="JPY" office:value="593.697712575628">
            <text:p>￥59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JPY" office:value="284.903465546069">
            <text:p>￥285</text:p>
          </table:table-cell>
          <table:table-cell table:formula="of:=[.H16]*(1+[.I17])" office:value-type="currency" office:currency="JPY" office:value="414.448166636278">
            <text:p>￥414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JPY" office:value="175.766480409288">
            <text:p>￥17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799.35871538078">
            <text:p>￥799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JPY" office:value="406.353437125537">
            <text:p>￥406</text:p>
          </table:table-cell>
          <table:table-cell table:formula="of:=[.E17]*(1+[.F18])" office:value-type="currency" office:currency="JPY" office:value="605.571666827141">
            <text:p>￥60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JPY" office:value="267.835515997226">
            <text:p>￥268</text:p>
          </table:table-cell>
          <table:table-cell table:formula="of:=[.H17]*(1+[.I18])" office:value-type="currency" office:currency="JPY" office:value="422.737129969004">
            <text:p>￥42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JPY" office:value="162.983463652249">
            <text:p>￥163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4344.94744679741">
            <text:p>￥4.345</text:p>
          </table:table-cell>
          <table:table-cell/>
          <table:table-cell table:style-name="ce13"/>
          <table:table-cell table:formula="of:=SUM([.G8:.G18])" office:value-type="currency" office:currency="JPY" office:value="3435.4500724216">
            <text:p>￥3.435</text:p>
          </table:table-cell>
          <table:table-cell/>
          <table:table-cell table:style-name="ce18"/>
          <table:table-cell table:formula="of:=SUM([.J8:.J18])" office:value-type="currency" office:currency="JPY" office:value="2460.09501396134">
            <text:p>￥2.460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11191.0220153309">
            <text:p>￥11.191</text:p>
          </table:table-cell>
          <table:table-cell table:style-name="ce6"/>
          <table:table-cell table:formula="of:=[.B20]/(1+[.D2])^([.A18]+1/2)" office:value-type="currency" office:currency="JPY" office:value="5499.71373165731">
            <text:p>￥5.500</text:p>
          </table:table-cell>
          <table:table-cell table:formula="of:=[.E18]*[.D5]" office:value-type="currency" office:currency="JPY" office:value="8478.00333557997">
            <text:p>￥8.478</text:p>
          </table:table-cell>
          <table:table-cell table:style-name="ce13"/>
          <table:table-cell table:formula="of:=[.E20]/(1+[.D3])^([.A18]+1/2)" office:value-type="currency" office:currency="JPY" office:value="3599.82453123089">
            <text:p>￥3.600</text:p>
          </table:table-cell>
          <table:table-cell table:formula="of:=[.H18]*[.D5]" office:value-type="currency" office:currency="JPY" office:value="5918.31981956605">
            <text:p>￥5.918</text:p>
          </table:table-cell>
          <table:table-cell table:style-name="ce18"/>
          <table:table-cell table:formula="of:=[.H20]/(1+[.D4])^([.A18]+1/2)" office:value-type="currency" office:currency="JPY" office:value="2175.58089361324">
            <text:p>￥2.1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31.12.2021</text:date>, <text:time>18:4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31T18:41:53.38</dc:date>
    <dc:creator>aaa </dc:creator>
    <meta:editing-duration>P3DT1H46M4S</meta:editing-duration>
    <meta:editing-cycles>55</meta:editing-cycles>
    <meta:generator>OpenOffice/4.1.5$Win32 OpenOffice.org_project/415m1$Build-9789</meta:generator>
    <meta:document-statistic meta:table-count="5" meta:cell-count="691" meta:object-count="0"/>
  </office:meta>
</office:document-meta>
</file>